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Component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Component.ManagedComponent( Component component ,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dComponent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Compon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Component.getExtension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Component.getCurren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Component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